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81505" officeooo:paragraph-rsid="00181505"/>
    </style:style>
    <style:style style:name="P2" style:family="paragraph" style:parent-style-name="Standard">
      <style:text-properties fo:font-size="15pt" style:text-underline-style="solid" style:text-underline-width="auto" style:text-underline-color="font-color" fo:font-weight="bold" officeooo:rsid="00181505" officeooo:paragraph-rsid="00181505" style:font-size-asian="15pt" style:font-weight-asian="bold" style:font-size-complex="15pt" style:font-weight-complex="bold"/>
    </style:style>
    <style:style style:name="P3" style:family="paragraph" style:parent-style-name="Standard">
      <style:text-properties fo:font-size="15pt" style:text-underline-style="solid" style:text-underline-width="auto" style:text-underline-color="font-color" fo:font-weight="bold" officeooo:rsid="00181505" officeooo:paragraph-rsid="002159dd" style:font-size-asian="15pt" style:font-weight-asian="bold" style:font-size-complex="15pt" style:font-weight-complex="bold"/>
    </style:style>
    <style:style style:name="P4" style:family="paragraph" style:parent-style-name="Standard">
      <style:text-properties style:text-underline-style="solid" style:text-underline-width="auto" style:text-underline-color="font-color" officeooo:rsid="00181505" officeooo:paragraph-rsid="00181505"/>
    </style:style>
    <style:style style:name="P5" style:family="paragraph" style:parent-style-name="Standard">
      <style:text-properties style:text-underline-style="solid" style:text-underline-width="auto" style:text-underline-color="font-color" officeooo:rsid="0019b2bb" officeooo:paragraph-rsid="0019b2bb"/>
    </style:style>
    <style:style style:name="P6" style:family="paragraph" style:parent-style-name="Standard">
      <style:text-properties officeooo:rsid="0019b2bb" officeooo:paragraph-rsid="0019b2bb"/>
    </style:style>
    <style:style style:name="P7" style:family="paragraph" style:parent-style-name="Standard">
      <style:text-properties style:text-underline-style="none" officeooo:rsid="0019b2bb" officeooo:paragraph-rsid="0019b2bb"/>
    </style:style>
    <style:style style:name="P8" style:family="paragraph" style:parent-style-name="Standard">
      <style:text-properties style:text-underline-style="none" officeooo:rsid="001f7eb9" officeooo:paragraph-rsid="0019b2bb"/>
    </style:style>
    <style:style style:name="P9" style:family="paragraph" style:parent-style-name="Standard">
      <style:text-properties style:text-underline-style="none" officeooo:rsid="001f7eb9" officeooo:paragraph-rsid="001f7eb9"/>
    </style:style>
    <style:style style:name="P10" style:family="paragraph" style:parent-style-name="Standard">
      <style:text-properties style:text-underline-style="none" officeooo:rsid="001f7eb9" officeooo:paragraph-rsid="0024db3a"/>
    </style:style>
    <style:style style:name="P11" style:family="paragraph" style:parent-style-name="Standard">
      <style:text-properties style:text-underline-style="none" officeooo:rsid="0024db3a" officeooo:paragraph-rsid="0024db3a"/>
    </style:style>
    <style:style style:name="P12" style:family="paragraph" style:parent-style-name="Standard">
      <style:text-properties fo:font-size="15pt" style:text-underline-style="none" fo:font-weight="normal" officeooo:rsid="00181505" officeooo:paragraph-rsid="002159dd" style:font-size-asian="15pt" style:font-weight-asian="normal" style:font-size-complex="15pt" style:font-weight-complex="normal"/>
    </style:style>
    <style:style style:name="T1" style:family="text">
      <style:text-properties officeooo:rsid="0019b2bb"/>
    </style:style>
    <style:style style:name="T2" style:family="text">
      <style:text-properties style:text-underline-style="none"/>
    </style:style>
    <style:style style:name="T3" style:family="text">
      <style:text-properties style:text-underline-style="none" officeooo:rsid="001b70cb"/>
    </style:style>
    <style:style style:name="T4" style:family="text">
      <style:text-properties style:text-underline-style="none" officeooo:rsid="001beed1"/>
    </style:style>
    <style:style style:name="T5" style:family="text">
      <style:text-properties style:text-underline-style="none" officeooo:rsid="001dce5a"/>
    </style:style>
    <style:style style:name="T6" style:family="text">
      <style:text-properties style:text-underline-style="none" officeooo:rsid="001ec7cc"/>
    </style:style>
    <style:style style:name="T7" style:family="text">
      <style:text-properties style:text-underline-style="none" officeooo:rsid="001f7eb9"/>
    </style:style>
    <style:style style:name="T8" style:family="text">
      <style:text-properties style:text-underline-style="none" fo:font-weight="normal" style:font-weight-asian="normal" style:font-weight-complex="normal"/>
    </style:style>
    <style:style style:name="T9" style:family="text">
      <style:text-properties officeooo:rsid="002159dd"/>
    </style:style>
    <style:style style:name="T10" style:family="text">
      <style:text-properties fo:font-size="12pt" style:text-underline-style="none" fo:font-weight="normal" officeooo:rsid="002159dd" style:font-size-asian="10.5pt" style:font-weight-asian="normal" style:font-size-complex="12pt" style:font-weight-complex="normal"/>
    </style:style>
    <style:style style:name="T11" style:family="text">
      <style:text-properties fo:font-size="12pt" style:text-underline-style="none" fo:font-weight="normal" officeooo:rsid="00222a49" style:font-size-asian="10.5pt" style:font-weight-asian="normal" style:font-size-complex="12pt" style:font-weight-complex="normal"/>
    </style:style>
    <style:style style:name="T12" style:family="text">
      <style:text-properties fo:font-size="12pt" style:text-underline-style="none" fo:font-weight="normal" officeooo:rsid="00237eef" style:font-size-asian="10.5pt" style:font-weight-asian="normal" style:font-size-complex="12pt" style:font-weight-complex="normal"/>
    </style:style>
    <style:style style:name="T13" style:family="text">
      <style:text-properties officeooo:rsid="0024db3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aired- Programming experiences:</text:p>
      <text:p text:style-name="P1"/>
      <text:p text:style-name="P4">Mackenzie and Mitch</text:p>
      <text:p text:style-name="P1"/>
      <text:p text:style-name="P1">Mackenzie's Experience:</text:p>
      <text:p text:style-name="P1"/>
      <text:p text:style-name="P1"><text:tab/>Overall I found the programming experience with Mitch to be quite beneficial. <text:s/>We both worked on attempting to get the functions working for robots to <text:s/>shoot, deal damage and receive damage to all robots in a given space. <text:s/>We built a 'Mock' robot team to test their damage and range on each other. <text:s/>Mitch showed me a method for debugging <text:s/>that I had not previously been taught which I will no doubt employ in the future both for this project and others that I will do in java. <text:s/>One of the most beneficial aspects aspects I felt was learned with this programming experience was that it excelled at speeding up implementing process'. <text:s/>More specifically, if I were stuck trying to figure out why something was not working, and the problem was something relatively minor, Mitch would point it out and the problem would be resolved quickly; and the reverse was true when I took on the role as the observer. <text:s/><text:span text:style-name="T1">We actually finished testing and implementing the functions much sooner than expected, and for the remainder of our time we decided to work on another members' implementation to help them along. <text:s/>We pair-programmed for about two and a half hours in total.</text:span></text:p>
      <text:p text:style-name="P1"/>
      <text:p text:style-name="P6">Mitch's Experience:</text:p>
      <text:p text:style-name="P6"/>
      <text:p text:style-name="P6"/>
      <text:p text:style-name="P6"/>
      <text:p text:style-name="P5">Mackenzie and Will</text:p>
      <text:p text:style-name="P7"/>
      <text:p text:style-name="P7">Mackenzie's Experience:</text:p>
      <text:p text:style-name="P7"/>
      <text:p text:style-name="P5"><text:span text:style-name="T2"><text:tab/></text:span><text:span text:style-name="T3">This was the second time I engaged in paired programming for this project. <text:s/>Working with Will, we implemented the scan and move functions of the AI robots. <text:s/>We came up with a method that would successfully scan all spaces within range of a robot relative to it's position and </text:span><text:span text:style-name="T4">account for spaces that were both null and did not exist (if the robot was in a corner for example</text:span><text:span text:style-name="T5">). <text:s/></text:span><text:span text:style-name="T6">Our time was spent mostly troubleshooting and testing the scan function. <text:s/>Like my experience with Mitch, we would each find minor issues that the other missed which helped to drive the process along. <text:s/>Paired-programming was beneficial when implementing this because the scan method could have been done multiple ways, and it was good to bounce different ideas off of each other to determine the most efficient way of implementing the function. <text:s/></text:span><text:span text:style-name="T7">We pair-programmed for about two hours.</text:span></text:p>
      <text:p text:style-name="P8"/>
      <text:p text:style-name="P9">Will's Experience:</text:p>
      <text:p text:style-name="P9"/>
      <text:p text:style-name="P10"><text:tab/><text:span text:style-name="T13">For my first paired programming session I paired up with Mackenzie Power. We decided to work on the robot AI classes specifically focusing on the scan function. <text:s text:c="2"/>I had previously started on the scan function and was having problems getting it to work properly. It quickly became apparent that two eyes are better than one as the problem was quickly found and solved. I found that the code written in the paired programming time had far fewer errors than usual, and was far more efficient.</text:span></text:p>
      <text:p text:style-name="P11">While the code was better I do wonder if less actual code was written and work done in the allotted time. I believe that for more difficult problems paired programming <text:s/>proved to be very effective, but for the simpler tasks it seems like a waste of time as one person sits back with nothing to do.</text:p>
      <text:p text:style-name="P9"/>
      <text:p text:style-name="P9"/>
      <text:p text:style-name="P9"/>
      <text:p text:style-name="P3"><text:span text:style-name="T9">Design Document Changes</text:span>:</text:p>
      <text:p text:style-name="P12"/>
      <text:p text:style-name="P3"><text:soft-page-break/><text:span text:style-name="T8"><text:tab/></text:span><text:span text:style-name="T10">Overall we have followed our design document quite closely while constructing our game. <text:s/>No major changes have been made, but we have had to make quite a few additions to the various classes and such to achieve the desired outcome. <text:s/>For our robot class, we have added a few more attributes which we felt were necessary to make it interact with easier. <text:s/>One of the primary attributes we have added to each robot was to have a reference to the actual game board class </text:span><text:span text:style-name="T11">so that each robot can actually interact with it more efficiently while moving and shooting. <text:s/>We have also decided that for the robot classes designed to be controlled by artificial intelligence <text:s/>that they be able to record and keep track of their own statistics </text:span><text:span text:style-name="T12">which will then be used to upload to the JSON fi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1T11:34:42.674336292</meta:creation-date>
    <dc:date>2016-11-21T12:49:56.661982577</dc:date>
    <meta:editing-duration>PT45M33S</meta:editing-duration>
    <meta:editing-cycles>10</meta:editing-cycles>
    <meta:generator>LibreOffice/4.4.7.2$Linux_X86_64 LibreOffice_project/40$Build-2</meta:generator>
    <meta:document-statistic meta:table-count="0" meta:image-count="0" meta:object-count="0" meta:page-count="2" meta:paragraph-count="13" meta:word-count="648" meta:character-count="3766" meta:non-whitespace-character-count="3104"/>
  </office:meta>
</office:document-meta>
</file>